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966cm" draw:marker-end-width="0.966cm" draw:textarea-horizontal-align="justify" draw:textarea-vertical-align="middle" draw:auto-grow-height="false" fo:min-height="1.023cm" fo:min-width="2.707cm" fo:padding-top="0.252cm" fo:padding-bottom="0.252cm" fo:padding-left="0.377cm" fo:padding-right="0.377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2.823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5.159cm"/>
    </style:style>
    <style:style style:name="gr5" style:family="graphic" style:parent-style-name="standard">
      <style:graphic-properties draw:textarea-horizontal-align="justify" draw:textarea-vertical-align="middle" draw:auto-grow-height="false" fo:min-height="2.749cm" fo:min-width="6.10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39cm" fo:min-width="2.1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203cm" draw:marker-start-width="0.814cm" draw:marker-end-width="0.814cm" draw:textarea-horizontal-align="justify" draw:textarea-vertical-align="middle" draw:auto-grow-height="false" fo:min-height="0.393cm" fo:min-width="0.194cm" fo:padding-top="0.227cm" fo:padding-bottom="0.227cm" fo:padding-left="0.352cm" fo:padding-right="0.352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648cm" fo:min-width="0.486cm"/>
    </style:style>
    <style:style style:name="gr10" style:family="graphic" style:parent-style-name="standard">
      <style:graphic-properties draw:textarea-horizontal-align="justify" draw:textarea-vertical-align="middle" draw:auto-grow-height="false" fo:min-height="0.671cm" fo:min-width="0.489cm"/>
    </style:style>
    <style:style style:name="gr11" style:family="graphic" style:parent-style-name="standard">
      <style:graphic-properties draw:stroke="none" svg:stroke-color="#000000" draw:fill="none" draw:fill-color="#ffffff" fo:min-height="1.184cm"/>
    </style:style>
    <style:style style:name="gr12" style:family="graphic" style:parent-style-name="standard">
      <style:graphic-properties draw:stroke="none" svg:stroke-color="#000000" draw:fill="none" draw:fill-color="#ffffff" fo:min-height="2.365cm"/>
    </style:style>
    <style:style style:name="gr13" style:family="graphic" style:parent-style-name="standard">
      <style:graphic-properties draw:stroke="none" svg:stroke-color="#000000" draw:fill="none" draw:fill-color="#ffffff" fo:min-height="6.4cm"/>
    </style:style>
    <style:style style:name="gr14" style:family="graphic" style:parent-style-name="standard">
      <style:graphic-properties draw:textarea-horizontal-align="justify" draw:textarea-vertical-align="middle" draw:auto-grow-height="false" fo:min-height="0.559cm" fo:min-width="5.159cm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10.727cm"/>
    </style:style>
    <style:style style:name="gr16" style:family="graphic" style:parent-style-name="standard">
      <style:graphic-properties draw:textarea-horizontal-align="justify" draw:textarea-vertical-align="middle" draw:auto-grow-height="false" fo:min-height="2.876cm" fo:min-width="6.104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7.847cm"/>
    </style:style>
    <style:style style:name="gr18" style:family="graphic" style:parent-style-name="standard">
      <style:graphic-properties svg:stroke-width="0.254cm" draw:marker-start-width="0.966cm" draw:marker-end-width="0.966cm" draw:textarea-horizontal-align="justify" draw:textarea-vertical-align="middle" draw:auto-grow-height="false" fo:min-height="0.843cm" fo:min-width="2.3cm" fo:padding-top="0.252cm" fo:padding-bottom="0.252cm" fo:padding-left="0.377cm" fo:padding-right="0.3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68cm" fo:min-width="3.452cm"/>
    </style:style>
    <style:style style:name="gr20" style:family="graphic" style:parent-style-name="standard">
      <style:graphic-properties draw:fill="solid" draw:fill-color="#eeeeee" draw:textarea-horizontal-align="justify" draw:textarea-vertical-align="middle" draw:auto-grow-height="false" fo:min-height="1.457cm" fo:min-width="6.506cm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1.277cm" fo:min-width="3.183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solid" svg:stroke-color="#000000" draw:fill="none" draw:fill-color="#ffffff" fo:min-height="0.712cm"/>
    </style:style>
    <style:style style:name="gr24" style:family="graphic" style:parent-style-name="standard">
      <style:graphic-properties draw:stroke="none" svg:stroke-color="#000000" draw:fill="none" draw:fill-color="#ffffff" fo:min-height="7.153cm"/>
    </style:style>
    <style:style style:name="gr25" style:family="graphic" style:parent-style-name="standard">
      <style:graphic-properties draw:marker-end="Arrow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eeeeee"/>
      <style:paragraph-properties fo:text-align="center"/>
      <style:text-properties fo:font-size="18pt"/>
    </style:style>
    <style:style style:name="P10" style:family="paragraph">
      <style:text-properties fo:font-size="48pt" style:font-size-asian="18pt" style:font-size-complex="18pt"/>
    </style:style>
    <style:style style:name="P11" style:family="paragraph">
      <loext:graphic-properties draw:fill="none" draw:fill-color="#ffffff"/>
      <style:text-properties fo:font-size="4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93cm" svg:height="2.159cm" svg:x="3.413cm" svg:y="1.254cm">
          <text:p text:style-name="P1">RopeGame</text:p>
          <text:p text:style-name="P1">Cli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.318cm" svg:height="1.651cm" svg:x="12.684cm" svg:y="1.381cm">
          <text:p text:style-name="P1">Sco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4.699cm" svg:height="1.778cm" svg:x="19.288cm" svg:y="3.032cm">
          <text:p text:style-name="P1">InMessage<text:line-break/>outMessa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8.001cm" svg:height="1.524cm" svg:x="9.89cm" svg:y="5.826cm">
          <text:p text:style-name="P1">* Stub</text:p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604cm" svg:height="2.999cm" svg:x="18.653cm" svg:y="7.145cm">
          <text:p text:style-name="P2"><text:span text:style-name="T1">* can be:</text:span><text:span text:style-name="T1"><text:line-break/></text:span><text:span text:style-name="T1">ContestantBench</text:span><text:span text:style-name="T1"><text:line-break/></text:span><text:span text:style-name="T1">Playground</text:span><text:span text:style-name="T1"><text:line-break/></text:span><text:span text:style-name="T1">GeneralInformationRepository</text:span><text:span text:style-name="T1"><text:line-break/></text:span><text:span text:style-name="T1">RefereeSite</text:span><text:span text:style-name="T1"><text:line-break/></text:span><text:span text:style-name="T1">(e.g. ContestantBenchStub)</text:span></text:p>
          <draw:enhanced-geometry svg:viewBox="0 0 21600 21600" draw:mirror-horizontal="false" draw:type="line-callout-1" draw:modifiers="-4028.9477668433 619.2 -820.83270249810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xml:id="id2" draw:id="id2" draw:layer="layout" svg:width="4.318cm" svg:height="1.651cm" svg:x="2.397cm" svg:y="7.35cm">
          <text:p text:style-name="P1">coach[i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3.81cm" svg:height="1.397cm" svg:x="4.683cm" svg:y="5.064cm">
          <text:p text:style-name="P1">refer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318cm" svg:height="1.651cm" svg:x="1cm" svg:y="9.509cm">
          <text:p text:style-name="P1">contestant[i][j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.413cm" svg:y1="2.333cm" svg:x2="1.834cm" svg:y2="9.51cm" draw:start-shape="id1" svg:d="M3413 2333l-1579 7177" svg:viewBox="0 0 1580 7178">
          <text:p text:style-name="P3"><text:s text:c="4"/>1</text:p>
        </draw:connector>
        <draw:connector draw:style-name="gr7" draw:text-style-name="P4" draw:layer="layout" draw:type="line" svg:x1="3.413cm" svg:y1="2.334cm" svg:x2="4.556cm" svg:y2="7.35cm" draw:start-shape="id1" draw:start-glue-point="6" draw:end-shape="id2" draw:end-glue-point="4" svg:d="M3413 2334l1143 5016" svg:viewBox="0 0 1144 5017">
          <text:p text:style-name="P3"><text:s text:c="3"/>1</text:p>
        </draw:connector>
        <draw:connector draw:style-name="gr7" draw:text-style-name="P4" draw:layer="layout" draw:type="line" svg:x1="3.413cm" svg:y1="2.334cm" svg:x2="5.241cm" svg:y2="5.268cm" draw:start-shape="id1" draw:start-glue-point="6" draw:end-shape="id3" draw:end-glue-point="5" svg:d="M3413 2334l1828 2934" svg:viewBox="0 0 1829 2935">
          <text:p text:style-name="P3"><text:s text:c="3"/>1</text:p>
        </draw:connector>
        <draw:connector draw:style-name="gr7" draw:text-style-name="P4" draw:layer="layout" draw:type="line" svg:x1="5.86cm" svg:y1="3.413cm" svg:x2="11.061cm" svg:y2="6.049cm" draw:start-shape="id1" draw:start-glue-point="8" draw:end-shape="id4" draw:end-glue-point="5" svg:d="M5860 3413l5201 2636" svg:viewBox="0 0 5202 2637">
          <text:p text:style-name="P3"><text:s text:c="7"/>5</text:p>
        </draw:connector>
        <draw:connector draw:style-name="gr7" draw:text-style-name="P4" draw:layer="layout" draw:type="line" svg:x1="7.935cm" svg:y1="6.257cm" svg:x2="9.89cm" svg:y2="6.588cm" draw:start-shape="id3" draw:start-glue-point="9" draw:end-shape="id4" svg:d="M7935 6257l1955 331" svg:viewBox="0 0 1956 332">
          <text:p text:style-name="P3">2</text:p>
        </draw:connector>
        <draw:connector draw:style-name="gr7" draw:text-style-name="P4" draw:layer="layout" draw:type="line" svg:x1="6.083cm" svg:y1="7.591cm" svg:x2="9.89cm" svg:y2="6.588cm" draw:start-shape="id2" draw:start-glue-point="11" draw:end-shape="id4" draw:end-glue-point="6" svg:d="M6083 7591l3807-1003" svg:viewBox="0 0 3808 1004">
          <text:p text:style-name="P3">2</text:p>
        </draw:connector>
        <draw:connector draw:style-name="gr7" draw:text-style-name="P4" draw:layer="layout" draw:type="line" svg:x1="5.318cm" svg:y1="10.335cm" svg:x2="9.89cm" svg:y2="6.588cm" draw:start-shape="id5" draw:start-glue-point="10" draw:end-shape="id4" draw:end-glue-point="6" svg:d="M5318 10335l4572-3747" svg:viewBox="0 0 4573 3748">
          <text:p text:style-name="P3"><text:s text:c="6"/>2</text:p>
        </draw:connector>
        <draw:connector draw:style-name="gr7" draw:text-style-name="P4" draw:layer="layout" draw:type="line" svg:x1="13.89cm" svg:y1="5.826cm" svg:x2="14.843cm" svg:y2="3.032cm" draw:start-shape="id4" draw:start-glue-point="4" draw:end-shape="id6" draw:end-glue-point="8" svg:d="M13890 5826l953-2794" svg:viewBox="0 0 954 2795">
          <text:p text:style-name="P3"><text:s text:c="5"/>3</text:p>
        </draw:connector>
        <draw:connector draw:style-name="gr7" draw:text-style-name="P4" draw:layer="layout" draw:type="line" svg:x1="13.89cm" svg:y1="5.826cm" svg:x2="19.288cm" svg:y2="3.921cm" draw:start-shape="id4" draw:start-glue-point="4" draw:end-shape="id7" svg:d="M13890 5826l5398-1905" svg:viewBox="0 0 5399 1906">
          <text:p text:style-name="P3"><text:s text:c="11"/>4</text:p>
        </draw:connector>
        <draw:custom-shape draw:style-name="gr8" draw:text-style-name="P3" draw:layer="layout" svg:width="1.27cm" svg:height="1.197cm" svg:x="21.882cm" svg:y="1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392cm" svg:height="1.27cm" svg:x="21.782cm" svg:y="18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1.397cm" svg:height="1.301cm" svg:x="21.801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556cm" svg:height="1.434cm" svg:x="23.379cm" svg:y="16.234cm">
          <draw:text-box>
            <text:p text:style-name="P6"><text:span text:style-name="T2">Tipo de dados não instanciado – entidade activa</text:span></text:p>
          </draw:text-box>
        </draw:frame>
        <draw:frame draw:style-name="gr11" draw:text-style-name="P7" draw:layer="layout" svg:width="3.556cm" svg:height="1.434cm" svg:x="23.352cm" svg:y="14.292cm">
          <draw:text-box>
            <text:p text:style-name="P6"><text:span text:style-name="T2">Tipo de dados instanciado -</text:span></text:p>
            <text:p text:style-name="P6"><text:span text:style-name="T2">Entidade passiva</text:span></text:p>
          </draw:text-box>
        </draw:frame>
        <draw:frame draw:style-name="gr12" draw:text-style-name="P7" draw:layer="layout" svg:width="3.556cm" svg:height="2.615cm" svg:x="23.306cm" svg:y="17.975cm">
          <draw:text-box>
            <text:p text:style-name="P6"><text:span text:style-name="T2">Tipo tipo de dados instanciado -</text:span></text:p>
            <text:p text:style-name="P6"><text:span text:style-name="T2">entidade activa (tem associada um fio de execução)</text:span></text:p>
            <text:p text:style-name="P6"><text:span text:style-name="T2"/></text:p>
          </draw:text-box>
        </draw:frame>
        <draw:frame draw:style-name="gr13" draw:text-style-name="P8" draw:layer="layout" svg:width="10.287cm" svg:height="6.65cm" svg:x="28.94cm" svg:y="5.953cm">
          <draw:text-box>
            <text:p><text:span text:style-name="T1">1 - coach/contestants/referee .start()</text:span></text:p>
            <text:p><text:span text:style-name="T1">2 - ContestantBench add()</text:span></text:p>
            <text:p><text:span text:style-name="T1">3 – ContestantBench pickyourteam()</text:span></text:p>
            <text:p><text:span text:style-name="T1">4 – ContestantBench setSelectedContestants()</text:span></text:p>
            <text:p><text:span text:style-name="T1">5 – Plaground addContestant()</text:span></text:p>
            <text:p><text:span text:style-name="T1">6 – RefereeSite informReferee()</text:span></text:p>
            <text:p><text:span text:style-name="T1">7 – Playground watchTrial()</text:span></text:p>
            <text:p><text:span text:style-name="T1">8.1 – Playground haveAllPulled()</text:span></text:p>
            <text:p><text:span text:style-name="T1">8.2 – Playground resultsAsserted()</text:span></text:p>
            <text:p><text:span text:style-name="T1">9 – ContestantBench CoachReady()</text:span></text:p>
            <text:p><text:span text:style-name="T1"/></text:p>
            <text:p><text:span text:style-name="T1"/></text:p>
            <text:p/>
          </draw:text-box>
        </draw:frame>
        <draw:frame draw:style-name="gr13" draw:text-style-name="P8" draw:layer="layout" svg:width="10.287cm" svg:height="7.598cm" svg:x="1cm" svg:y="13.466cm">
          <draw:text-box>
            <text:p><text:span text:style-name="T1">1 - coach/contestants/referee .start() accordingly to the arguments passed to RopeGameClient</text:span></text:p>
            <text:p><text:span text:style-name="T1"/></text:p>
            <text:p><text:span text:style-name="T1">2 – The initiated entity initialized the needed stubs and invoques the methods over them.</text:span></text:p>
            <text:p><text:span text:style-name="T1"><text:tab/></text:span><text:span text:style-name="T1">- ContesteantBench :</text:span><text:span text:style-name="T1"><text:tab/></text:span><text:span text:style-name="T1">add(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ickyourteam(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...)</text:span><text:span text:style-name="T1"><text:line-break/></text:span><text:span text:style-name="T1"><text:tab/></text:span><text:span text:style-name="T1">- Playground</text:span></text:p>
            <text:p><text:span text:style-name="T1"><text:tab/></text:span><text:span text:style-name="T1">- GeneralInformationRepository</text:span></text:p>
            <text:p><text:span text:style-name="T1"><text:tab/></text:span><text:span text:style-name="T1">- RefereeSite</text:span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frame draw:style-name="gr13" draw:text-style-name="P8" draw:layer="layout" svg:width="10.287cm" svg:height="6.65cm" svg:x="11.287cm" svg:y="13.466cm">
          <draw:text-box>
            <text:p><text:span text:style-name="T1">3 – Initialization, open()</text:span></text:p>
            <text:p><text:span text:style-name="T1"/></text:p>
            <text:p><text:span text:style-name="T1">4 – getType(), setState(), getStrength(), setStrength (), setTeam(), setFlagPosition(), …</text:span></text:p>
            <text:p><text:span text:style-name="T1"/></text:p>
            <text:p><text:span text:style-name="T1">5 - shutdown()</text:span></text:p>
            <text:p><text:span text:style-name="T1"/></text:p>
            <text:p><text:span text:style-name="T1"/></text:p>
            <text:p><text:span text:style-name="T1"/></text:p>
            <text:p/>
          </draw:text-box>
        </draw:frame>
      </draw:page>
      <draw:page draw:name="page2" draw:style-name="dp1" draw:master-page-name="Default">
        <draw:custom-shape draw:style-name="gr1" draw:text-style-name="P3" xml:id="id8" draw:id="id8" draw:layer="layout" svg:width="4.893cm" svg:height="2.159cm" svg:x="3.413cm" svg:y="1.254cm">
          <text:p text:style-name="P3">RopeGame</text:p>
          <text:p text:style-name="P3">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4.318cm" svg:height="1.651cm" svg:x="1.508cm" svg:y="5.318cm">
          <text:p text:style-name="P3">scon,<text:line-break/>scon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4.318cm" svg:height="1.651cm" svg:x="6.334cm" svg:y="7.35cm">
          <text:p text:style-name="P3">APS*<text:line-break/>*(no limit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1" draw:id="id11" draw:layer="layout" svg:width="8.001cm" svg:height="1.143cm" svg:x="11.16cm" svg:y="4.302cm">
          <text:p text:style-name="P3"/>
          <text:p text:style-name="P3">* Interface<text:line-break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4.699cm" svg:height="1.778cm" svg:x="13.192cm" svg:y="7.604cm">
          <text:p text:style-name="P3">InMessage<text:line-break/>outMessa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5.875cm" svg:height="2.032cm" svg:x="10.398cm" svg:y="1.127cm">
          <text:p text:style-name="P3"><text:span text:style-name="T1">ContestantBench, Playground</text:span><text:span text:style-name="T1"><text:line-break/></text:span><text:span text:style-name="T1">RefereeSite or GeneralInformationRepository, accordingly to the interface</text:span>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86cm" svg:y1="3.413cm" svg:x2="5.194cm" svg:y2="5.559cm" draw:start-shape="id8" draw:start-glue-point="8" draw:end-shape="id9" draw:end-glue-point="11" svg:d="M5860 3413l-666 2146" svg:viewBox="0 0 667 2147">
          <text:p text:style-name="P3"><text:s text:c="2"/>1</text:p>
        </draw:connector>
        <draw:connector draw:style-name="gr7" draw:text-style-name="P4" draw:layer="layout" draw:type="line" svg:x1="6.966cm" svg:y1="7.591cm" svg:x2="5.194cm" svg:y2="6.728cm" draw:start-shape="id10" draw:start-glue-point="5" draw:end-shape="id9" draw:end-glue-point="9" svg:d="M6966 7591l-1772-863" svg:viewBox="0 0 1773 864">
          <text:p text:style-name="P3"/>
          <text:p text:style-name="P3">4</text:p>
        </draw:connector>
        <draw:connector draw:style-name="gr7" draw:text-style-name="P4" draw:layer="layout" draw:type="line" svg:x1="8.306cm" svg:y1="2.334cm" svg:x2="11.16cm" svg:y2="4.874cm" draw:start-shape="id8" draw:start-glue-point="10" draw:end-shape="id11" draw:end-glue-point="6" svg:d="M8306 2334l2854 2540" svg:viewBox="0 0 2855 2541">
          <text:p text:style-name="P3"><text:s text:c="5"/>2</text:p>
        </draw:connector>
        <draw:connector draw:style-name="gr7" draw:text-style-name="P4" draw:layer="layout" draw:type="line" svg:x1="8.493cm" svg:y1="7.35cm" svg:x2="15.16cm" svg:y2="5.445cm" draw:start-shape="id10" draw:start-glue-point="4" draw:end-shape="id11" draw:end-glue-point="8" svg:d="M8493 7350l6667-1905" svg:viewBox="0 0 6668 1906">
          <text:p text:style-name="P3"><text:s text:c="13"/>5</text:p>
        </draw:connector>
        <draw:connector draw:style-name="gr7" draw:text-style-name="P4" draw:layer="layout" draw:type="line" svg:x1="10.652cm" svg:y1="8.176cm" svg:x2="13.192cm" svg:y2="8.493cm" draw:start-shape="id10" draw:start-glue-point="10" draw:end-shape="id12" draw:end-glue-point="6" svg:d="M10652 8176l2540 317" svg:viewBox="0 0 2541 318">
          <text:p text:style-name="P3"/>
          <text:p text:style-name="P3">6</text:p>
        </draw:connector>
        <draw:connector draw:style-name="gr7" draw:text-style-name="P4" draw:layer="layout" draw:type="line" svg:x1="15.16cm" svg:y1="5.445cm" svg:x2="15.542cm" svg:y2="7.604cm" draw:start-shape="id11" draw:start-glue-point="8" draw:end-shape="id12" draw:end-glue-point="4" svg:d="M15160 5445l382 2159" svg:viewBox="0 0 383 2160">
          <text:p text:style-name="P3"><text:s text:c="3"/>7</text:p>
        </draw:connector>
        <draw:connector draw:style-name="gr7" draw:text-style-name="P4" draw:layer="layout" draw:type="line" svg:x1="17.99cm" svg:y1="4.469cm" svg:x2="18.335cm" svg:y2="3.159cm" draw:start-shape="id11" draw:start-glue-point="11" draw:end-shape="id13" svg:d="M17990 4469l345-1310" svg:viewBox="0 0 346 1311">
          <text:p text:style-name="P3">A,B,C,D</text:p>
        </draw:connector>
        <draw:custom-shape draw:style-name="gr16" draw:text-style-name="P2" draw:layer="layout" svg:width="6.604cm" svg:height="3.126cm" svg:x="20.177cm" svg:y="5.445cm">
          <text:p text:style-name="P2"><text:span text:style-name="T1">* can be:</text:span><text:span text:style-name="T1"><text:line-break/></text:span><text:span text:style-name="T1">ContestantBench</text:span><text:span text:style-name="T1"><text:line-break/></text:span><text:span text:style-name="T1">Playground</text:span><text:span text:style-name="T1"><text:line-break/></text:span><text:span text:style-name="T1">GeneralInformationRepository</text:span><text:span text:style-name="T1"><text:line-break/></text:span><text:span text:style-name="T1">RefereeSite</text:span><text:span text:style-name="T1"><text:line-break/></text:span><text:span text:style-name="T1">(e.g. ContestantBenchInterface)</text:span></text:p>
          <draw:enhanced-geometry svg:viewBox="0 0 21600 21600" draw:mirror-horizontal="false" draw:type="line-callout-1" draw:modifiers="-4817.07797123391 1291.71730092741 -820.832702498108 3826.798848736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8" draw:layer="layout" svg:width="6.477cm" svg:height="8.097cm" svg:x="12.176cm" svg:y="12.303cm">
          <draw:text-box>
            <text:p><text:span text:style-name="T1">A <text:s/>–</text:span><text:span text:style-name="T1"> </text:span><text:span text:style-name="T1"><text:tab/></text:span><text:span text:style-name="T1">printLineUpdate()</text:span><text:span text:style-name="T1"><text:line-break/></text:span><text:span text:style-name="T1">B <text:s/>–</text:span><text:span text:style-name="T1"><text:tab/></text:span><text:span text:style-name="T1">setTeamPlacement()</text:span></text:p>
            <text:p><text:span text:style-name="T1"><text:tab/></text:span><text:span text:style-name="T1">printLineUpdate()</text:span></text:p>
            <text:p><text:span text:style-name="T1">C <text:s/>–</text:span><text:span text:style-name="T1"> </text:span><text:span text:style-name="T1"><text:tab/></text:span><text:span text:style-name="T1">printLineUpdate()</text:span><text:span text:style-name="T1"><text:line-break/></text:span><text:span text:style-name="T1">D <text:s/>– </text:span><text:span text:style-name="T1"><text:tab/></text:span><text:span text:style-name="T1">printLineUpdate()</text:span></text:p>
            <text:p><text:span text:style-name="T1">E <text:s/>–</text:span><text:span text:style-name="T1"><text:tab/></text:span><text:span text:style-name="T1">setFlagPosition()</text:span></text:p>
            <text:p><text:span text:style-name="T1"><text:tab/></text:span><text:span text:style-name="T1">setTrialNumber()</text:span></text:p>
            <text:p><text:span text:style-name="T1"><text:tab/></text:span><text:span text:style-name="T1">printGameHeader()</text:span></text:p>
            <text:p><text:span text:style-name="T1"><text:tab/></text:span><text:span text:style-name="T1">printLineUpdate()</text:span></text:p>
            <text:p><text:span text:style-name="T1"><text:tab/></text:span><text:span text:style-name="T1">resetTeamPlacement()</text:span></text:p>
            <text:p><text:span text:style-name="T1"><text:tab/></text:span><text:span text:style-name="T1">setGameScore()</text:span></text:p>
            <text:p><text:span text:style-name="T1"><text:tab/></text:span><text:span text:style-name="T1">printGameNumber()</text:span></text:p>
            <text:p><text:span text:style-name="T1"><text:tab/></text:span><text:span text:style-name="T1">printMatchWinner()</text:span></text:p>
            <text:p><text:span text:style-name="T1"><text:tab/></text:span><text:span text:style-name="T1">printMatchDraw()</text:span><text:span text:style-name="T1"><text:line-break/></text:span><text:span text:style-name="T1"><text:tab/></text:span><text:span text:style-name="T1">interrupt()</text:span><text:span text:style-name="T1"><text:line-break/></text:span><text:span text:style-name="T1"><text:tab/></text:span><text:span text:style-name="T1">shutdown()</text:span></text:p>
          </draw:text-box>
        </draw:frame>
        <draw:frame draw:style-name="gr13" draw:text-style-name="P8" draw:layer="layout" svg:width="10.287cm" svg:height="7.124cm" svg:x="1.127cm" svg:y="13.146cm">
          <draw:text-box>
            <text:p><text:span text:style-name="T1">1 – start(), accept()</text:span></text:p>
            <text:p><text:span text:style-name="T1">2 – Instance</text:span></text:p>
            <text:p><text:span text:style-name="T1">3 – Instance, start()</text:span></text:p>
            <text:p><text:span text:style-name="T1">4 – read(), write()</text:span></text:p>
            <text:p><text:span text:style-name="T1">5 – processAndrReply(), isGoingToShutdown()</text:span></text:p>
            <text:p><text:span text:style-name="T1">6 - getType()</text:span></text:p>
            <text:p><text:span text:style-name="T1">7 – readObject(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custom-shape draw:style-name="gr8" draw:text-style-name="P3" draw:layer="layout" svg:width="1.27cm" svg:height="1.197cm" svg:x="21.882cm" svg:y="1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392cm" svg:height="1.27cm" svg:x="21.782cm" svg:y="18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1.397cm" svg:height="1.301cm" svg:x="21.801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556cm" svg:height="1.434cm" svg:x="23.379cm" svg:y="16.234cm">
          <draw:text-box>
            <text:p><text:span text:style-name="T2">Tipo de dados não instanciado – entidade activa</text:span></text:p>
          </draw:text-box>
        </draw:frame>
        <draw:frame draw:style-name="gr11" draw:text-style-name="P8" draw:layer="layout" svg:width="3.556cm" svg:height="1.434cm" svg:x="23.352cm" svg:y="14.292cm">
          <draw:text-box>
            <text:p><text:span text:style-name="T2">Tipo de dados instanciado -</text:span></text:p>
            <text:p><text:span text:style-name="T2">Entidade passiva</text:span></text:p>
          </draw:text-box>
        </draw:frame>
        <draw:frame draw:style-name="gr12" draw:text-style-name="P8" draw:layer="layout" svg:width="3.556cm" svg:height="2.615cm" svg:x="23.306cm" svg:y="17.975cm">
          <draw:text-box>
            <text:p><text:span text:style-name="T2">Tipo tipo de dados instanciado -</text:span></text:p>
            <text:p><text:span text:style-name="T2">entidade activa (tem associada um fio de execução)</text:span></text:p>
            <text:p><text:span text:style-name="T2"/></text:p>
          </draw:text-box>
        </draw:frame>
        <draw:connector draw:style-name="gr7" draw:text-style-name="P4" draw:layer="layout" draw:type="line" svg:x1="5.86cm" svg:y1="3.413cm" svg:x2="8.493cm" svg:y2="7.35cm" draw:start-shape="id8" draw:start-glue-point="8" draw:end-shape="id10" draw:end-glue-point="4" svg:d="M5860 3413l2633 3937" svg:viewBox="0 0 2634 3938">
          <text:p text:style-name="P3"><text:s text:c="5"/>3</text:p>
        </draw:connector>
      </draw:page>
      <draw:page draw:name="Outdated architecture" draw:style-name="dp1" draw:master-page-name="Default">
        <draw:custom-shape draw:style-name="gr18" draw:text-style-name="P1" draw:layer="layout" svg:width="4.318cm" svg:height="1.905cm" svg:x="22.209cm" svg:y="12.938cm">
          <text:p text:style-name="P1">RopeG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588cm" svg:height="2.286cm" svg:x="6.08cm" svg:y="1.254cm">
          <text:p text:style-name="P1">ContestantBenc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588cm" svg:height="2.286cm" svg:x="6.08cm" svg:y="5.064cm">
          <text:p text:style-name="P1">PlayGr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588cm" svg:height="2.286cm" svg:x="6.08cm" svg:y="8.874cm">
          <text:p text:style-name="P1">Referee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5" draw:id="id15" draw:layer="layout" svg:width="5.588cm" svg:height="2.286cm" svg:x="0cm" svg:y="5.318cm">
          <text:p text:style-name="P1">General</text:p>
          <text:p text:style-name="P1">Information</text:p>
          <text:p text:style-name="P1">Reposi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6" draw:id="id16" draw:layer="layout" svg:width="9.906cm" svg:height="2.413cm" svg:x="16.24cm" svg:y="2.524cm">
          <text:p text:style-name="P1">contestants[i][j]</text:p>
          <text:p text:style-name="P1"><text:span text:style-name="T2">0 &lt;= i &lt; 2</text:span><text:span text:style-name="T2"><text:line-break/></text:span><text:span text:style-name="T2">0 &lt;= j &lt; NUMBER_OF_PLAYERS_IN_THE_BE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5.207cm" svg:height="2.159cm" svg:x="17.891cm" svg:y="6.588cm">
          <text:p text:style-name="P1">coaches[i]</text:p>
          <text:p text:style-name="P1"><text:span text:style-name="T2">0 &lt;= i &lt;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14" draw:id="id14" draw:layer="layout" svg:width="5.207cm" svg:height="2.159cm" svg:x="17.764cm" svg:y="10.525cm">
          <text:p text:style-name="P1">rf<text:line-break/>(refere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16.24cm" svg:y1="3.794cm" svg:x2="11.668cm" svg:y2="2.397cm">
          <text:p/>
        </draw:line>
        <draw:line draw:style-name="gr22" draw:text-style-name="P4" draw:layer="layout" svg:x1="16.24cm" svg:y1="3.794cm" svg:x2="11.668cm" svg:y2="6.334cm">
          <text:p/>
        </draw:line>
        <draw:line draw:style-name="gr22" draw:text-style-name="P4" draw:layer="layout" svg:x1="17.891cm" svg:y1="7.731cm" svg:x2="11.668cm" svg:y2="2.778cm">
          <text:p/>
        </draw:line>
        <draw:line draw:style-name="gr22" draw:text-style-name="P4" draw:layer="layout" svg:x1="17.891cm" svg:y1="7.731cm" svg:x2="11.668cm" svg:y2="6.461cm">
          <text:p/>
        </draw:line>
        <draw:line draw:style-name="gr22" draw:text-style-name="P4" draw:layer="layout" svg:x1="17.891cm" svg:y1="7.731cm" svg:x2="11.668cm" svg:y2="10.017cm">
          <text:p/>
        </draw:line>
        <draw:line draw:style-name="gr22" draw:text-style-name="P4" draw:layer="layout" svg:x1="17.764cm" svg:y1="11.668cm" svg:x2="11.287cm" svg:y2="2.905cm">
          <text:p/>
        </draw:line>
        <draw:line draw:style-name="gr22" draw:text-style-name="P4" draw:layer="layout" svg:x1="17.764cm" svg:y1="11.668cm" svg:x2="9.001cm" svg:y2="7.35cm">
          <text:p/>
        </draw:line>
        <draw:line draw:style-name="gr22" draw:text-style-name="P4" draw:layer="layout" svg:x1="17.764cm" svg:y1="11.668cm" svg:x2="11.668cm" svg:y2="10.144cm">
          <text:p/>
        </draw:line>
        <draw:line draw:style-name="gr22" draw:text-style-name="P4" draw:layer="layout" svg:x1="6.08cm" svg:y1="2.27cm" svg:x2="2.905cm" svg:y2="5.318cm">
          <text:p/>
        </draw:line>
        <draw:line draw:style-name="gr22" draw:text-style-name="P4" draw:layer="layout" svg:x1="6.08cm" svg:y1="6.207cm" svg:x2="5.445cm" svg:y2="6.461cm">
          <text:p/>
        </draw:line>
        <draw:line draw:style-name="gr22" draw:text-style-name="P4" draw:layer="layout" svg:x1="6.08cm" svg:y1="10.017cm" svg:x2="3.032cm" svg:y2="7.604cm">
          <text:p/>
        </draw:line>
        <draw:line draw:style-name="gr22" draw:text-style-name="P4" draw:layer="layout" svg:x1="24.114cm" svg:y1="12.684cm" svg:x2="24.749cm" svg:y2="4.556cm">
          <text:p/>
        </draw:line>
        <draw:line draw:style-name="gr22" draw:text-style-name="P4" draw:layer="layout" svg:x1="24.114cm" svg:y1="12.811cm" svg:x2="23.098cm" svg:y2="7.731cm">
          <text:p/>
        </draw:line>
        <draw:line draw:style-name="gr22" draw:text-style-name="P4" draw:layer="layout" svg:x1="24.114cm" svg:y1="12.811cm" svg:x2="22.971cm" svg:y2="11.668cm">
          <text:p/>
        </draw:line>
        <draw:frame draw:style-name="gr23" draw:text-style-name="P7" draw:layer="layout" svg:width="0.889cm" svg:height="0.962cm" svg:x="24.241cm" svg:y="11.668cm">
          <draw:text-box>
            <text:p text:style-name="P6">1</text:p>
          </draw:text-box>
        </draw:frame>
        <draw:frame draw:style-name="gr23" draw:text-style-name="P7" draw:layer="layout" svg:width="0.889cm" svg:height="0.962cm" svg:x="17.002cm" svg:y="9.817cm">
          <draw:text-box>
            <text:p text:style-name="P6">3</text:p>
          </draw:text-box>
        </draw:frame>
        <draw:frame draw:style-name="gr23" draw:text-style-name="P7" draw:layer="layout" svg:width="0.889cm" svg:height="0.962cm" svg:x="16.621cm" svg:y="5.699cm">
          <draw:text-box>
            <text:p text:style-name="P6">4</text:p>
          </draw:text-box>
        </draw:frame>
        <draw:frame draw:style-name="gr23" draw:text-style-name="P7" draw:layer="layout" svg:width="0.889cm" svg:height="0.962cm" svg:x="15.283cm" svg:y="2.444cm">
          <draw:text-box>
            <text:p text:style-name="P6">2</text:p>
          </draw:text-box>
        </draw:frame>
        <draw:frame draw:style-name="gr23" draw:text-style-name="P7" draw:layer="layout" svg:width="0.889cm" svg:height="0.962cm" svg:x="15.478cm" svg:y="3.975cm">
          <draw:text-box>
            <text:p text:style-name="P6">5</text:p>
          </draw:text-box>
        </draw:frame>
        <draw:frame draw:style-name="gr23" draw:text-style-name="P7" draw:layer="layout" svg:width="0.889cm" svg:height="0.962cm" svg:x="17.51cm" svg:y="6.388cm">
          <draw:text-box>
            <text:p text:style-name="P6">9</text:p>
          </draw:text-box>
        </draw:frame>
        <draw:frame draw:style-name="gr23" draw:text-style-name="P7" draw:layer="layout" svg:width="0.889cm" svg:height="0.962cm" svg:x="17.256cm" svg:y="7.985cm">
          <draw:text-box>
            <text:p text:style-name="P6">6</text:p>
          </draw:text-box>
        </draw:frame>
        <draw:frame draw:style-name="gr13" draw:text-style-name="P7" draw:layer="layout" svg:width="10.287cm" svg:height="6.65cm" svg:x="1cm" svg:y="13.7cm">
          <draw:text-box>
            <text:p text:style-name="P6"><text:span text:style-name="T1">1 - coach/contestants/referee .start()</text:span></text:p>
            <text:p text:style-name="P6"><text:span text:style-name="T1">2 - ContestantBench add()</text:span></text:p>
            <text:p text:style-name="P6"><text:span text:style-name="T1">3 – ContestantBench pickyourteam()</text:span></text:p>
            <text:p text:style-name="P6"><text:span text:style-name="T1">4 – ContestantBench setSelectedContestants()</text:span></text:p>
            <text:p text:style-name="P6"><text:span text:style-name="T1">5 – Plaground addContestant()</text:span></text:p>
            <text:p text:style-name="P6"><text:span text:style-name="T1">6 – RefereeSite informReferee()</text:span></text:p>
            <text:p text:style-name="P6"><text:span text:style-name="T1">7 – Playground watchTrial()</text:span></text:p>
            <text:p text:style-name="P6"><text:span text:style-name="T1">8.1 – Playground haveAllPulled()</text:span></text:p>
            <text:p text:style-name="P6"><text:span text:style-name="T1">8.2 – Playground resultsAsserted()</text:span></text:p>
            <text:p text:style-name="P6"><text:span text:style-name="T1">9 – ContestantBench CoachReady()</text:span></text:p>
            <text:p text:style-name="P6"><text:span text:style-name="T1"/></text:p>
            <text:p text:style-name="P6"><text:span text:style-name="T1"/></text:p>
            <text:p text:style-name="P6"/>
          </draw:text-box>
        </draw:frame>
        <draw:frame draw:style-name="gr23" draw:text-style-name="P7" draw:layer="layout" svg:width="0.889cm" svg:height="0.962cm" svg:x="14.462cm" svg:y="10.96cm">
          <draw:text-box>
            <text:p text:style-name="P6">8</text:p>
          </draw:text-box>
        </draw:frame>
        <draw:frame draw:style-name="gr23" draw:text-style-name="P7" draw:layer="layout" svg:width="0.889cm" svg:height="0.962cm" svg:x="4.556cm" svg:y="2.143cm">
          <draw:text-box>
            <text:p text:style-name="P6">A</text:p>
          </draw:text-box>
        </draw:frame>
        <draw:frame draw:style-name="gr23" draw:text-style-name="P7" draw:layer="layout" svg:width="0.889cm" svg:height="0.962cm" svg:x="5.445cm" svg:y="5.191cm">
          <draw:text-box>
            <text:p text:style-name="P6">B</text:p>
          </draw:text-box>
        </draw:frame>
        <draw:frame draw:style-name="gr23" draw:text-style-name="P7" draw:layer="layout" svg:width="0.889cm" svg:height="0.962cm" svg:x="5.445cm" svg:y="8.747cm">
          <draw:text-box>
            <text:p text:style-name="P6">C</text:p>
          </draw:text-box>
        </draw:frame>
        <draw:frame draw:style-name="gr24" draw:text-style-name="P7" draw:layer="layout" svg:width="6.477cm" svg:height="9.494cm" svg:x="10.144cm" svg:y="13.79cm">
          <draw:text-box>
            <text:p text:style-name="P6"><text:span text:style-name="T1">A – printLineUpdate()</text:span><text:span text:style-name="T1"><text:line-break/></text:span><text:span text:style-name="T1">B –</text:span><text:span text:style-name="T1"><text:tab/></text:span><text:span text:style-name="T1">setTeamPlacement()</text:span></text:p>
            <text:p text:style-name="P6"><text:span text:style-name="T1"><text:tab/></text:span><text:span text:style-name="T1">printLineUpdate()</text:span></text:p>
            <text:p text:style-name="P6"><text:span text:style-name="T1">C – printLineUpdate()</text:span><text:span text:style-name="T1"><text:line-break/></text:span><text:span text:style-name="T1">D – printLineUpdate()</text:span></text:p>
            <text:p text:style-name="P6"><text:span text:style-name="T1">E -</text:span><text:span text:style-name="T1"><text:tab/></text:span><text:span text:style-name="T1">setFlagPosition()</text:span></text:p>
            <text:p text:style-name="P6"><text:span text:style-name="T1"><text:tab/></text:span><text:span text:style-name="T1">setTrialNumber()</text:span></text:p>
            <text:p text:style-name="P6"><text:span text:style-name="T1"><text:tab/></text:span><text:span text:style-name="T1">printGameHeader()</text:span></text:p>
            <text:p text:style-name="P6"><text:span text:style-name="T1"><text:tab/></text:span><text:span text:style-name="T1">printLineUpdate()</text:span></text:p>
            <text:p text:style-name="P6"><text:span text:style-name="T1"><text:tab/></text:span><text:span text:style-name="T1">resetTeamPlacement()</text:span></text:p>
            <text:p text:style-name="P6"><text:span text:style-name="T1"><text:tab/></text:span><text:span text:style-name="T1">setGameScore()</text:span></text:p>
            <text:p text:style-name="P6"><text:span text:style-name="T1"><text:tab/></text:span><text:span text:style-name="T1">printGameNumber()</text:span></text:p>
            <text:p text:style-name="P6"><text:span text:style-name="T1"><text:tab/></text:span><text:span text:style-name="T1">printMatchWinner()</text:span></text:p>
            <text:p text:style-name="P6"><text:span text:style-name="T1"><text:tab/></text:span><text:span text:style-name="T1">printMatchDraw()</text:span><text:span text:style-name="T1"><text:line-break/></text:span><text:span text:style-name="T1"><text:tab/></text:span><text:span text:style-name="T1">interrupt()</text:span><text:span text:style-name="T1"><text:line-break/></text:span><text:span text:style-name="T1"><text:tab/></text:span><text:span text:style-name="T1">shutdown(= </text:span></text:p>
            <text:p text:style-name="P6"><text:span text:style-name="T1"/></text:p>
            <text:p text:style-name="P6"><text:span text:style-name="T1"/></text:p>
            <text:p text:style-name="P6"/>
          </draw:text-box>
        </draw:frame>
        <draw:frame draw:style-name="gr23" draw:text-style-name="P7" draw:layer="layout" svg:width="0.889cm" svg:height="0.962cm" svg:x="1.889cm" svg:y="8.366cm">
          <draw:text-box>
            <text:p text:style-name="P6">E</text:p>
          </draw:text-box>
        </draw:frame>
        <draw:frame draw:style-name="gr23" draw:text-style-name="P7" draw:layer="layout" svg:width="0.889cm" svg:height="0.962cm" svg:x="2.27cm" svg:y="2.832cm">
          <draw:text-box>
            <text:p text:style-name="P6">D</text:p>
          </draw:text-box>
        </draw:frame>
        <draw:frame draw:style-name="gr23" draw:text-style-name="P7" draw:layer="layout" svg:width="0.889cm" svg:height="0.962cm" svg:x="15.351cm" svg:y="6.461cm">
          <draw:text-box>
            <text:p text:style-name="P6">7</text:p>
          </draw:text-box>
        </draw:frame>
        <draw:connector draw:style-name="gr25" draw:text-style-name="P3" draw:layer="layout" draw:type="curve" draw:line-skew="-1.05cm" svg:x1="18.526cm" svg:y1="12.368cm" svg:x2="2.794cm" svg:y2="7.604cm" draw:start-shape="id14" draw:start-glue-point="7" draw:end-shape="id15" svg:d="M18526 12368c0-349-15732 2032-15732-4764" svg:viewBox="0 0 15733 4896">
          <text:p/>
        </draw:connector>
        <draw:connector draw:style-name="gr25" draw:text-style-name="P3" draw:layer="layout" draw:type="curve" draw:line-skew="-1.232cm" svg:x1="17.69cm" svg:y1="2.877cm" svg:x2="2.794cm" svg:y2="5.318cm" draw:start-shape="id16" draw:start-glue-point="5" draw:end-shape="id15" svg:d="M17690 2877c0-3130-14896-4351-14896 2441" svg:viewBox="0 0 14897 4956">
          <text:p/>
        </draw:connector>
        <draw:custom-shape draw:style-name="gr8" draw:text-style-name="P3" draw:layer="layout" svg:width="1.27cm" svg:height="1.197cm" svg:x="18.145cm" svg:y="1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392cm" svg:height="1.27cm" svg:x="18.145cm" svg:y="18.9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1.397cm" svg:height="1.301cm" svg:x="17.764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556cm" svg:height="1.434cm" svg:x="19.542cm" svg:y="16.748cm">
          <draw:text-box>
            <text:p text:style-name="P6"><text:span text:style-name="T2">Tipo de dados não instanciado – entidade activa</text:span></text:p>
          </draw:text-box>
        </draw:frame>
        <draw:frame draw:style-name="gr12" draw:text-style-name="P7" draw:layer="layout" svg:width="3.556cm" svg:height="2.615cm" svg:x="19.669cm" svg:y="18.285cm">
          <draw:text-box>
            <text:p text:style-name="P6"><text:span text:style-name="T2">Tipo tipo de dados instanciado -</text:span></text:p>
            <text:p text:style-name="P6"><text:span text:style-name="T2">entidade activa (tem associada um fio de execução)</text:span></text:p>
            <text:p text:style-name="P6"><text:span text:style-name="T2"/></text:p>
          </draw:text-box>
        </draw:frame>
        <draw:frame draw:style-name="gr11" draw:text-style-name="P7" draw:layer="layout" svg:width="3.556cm" svg:height="1.434cm" svg:x="19.415cm" svg:y="14.806cm">
          <draw:text-box>
            <text:p text:style-name="P6"><text:span text:style-name="T2">Tipo de dados instanciado -</text:span></text:p>
            <text:p text:style-name="P6"><text:span text:style-name="T2">Entidade passiva</text:span></text:p>
          </draw:text-box>
        </draw:frame>
        <draw:frame draw:style-name="gr26" draw:text-style-name="P11" draw:layer="layout" svg:width="26.543cm" svg:height="2.143cm" svg:x="1.508cm" svg:y="-1.905cm">
          <draw:text-box>
            <text:p text:style-name="P10"><text:span text:style-name="T3">DEPRECATED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17:45.976295945</meta:creation-date>
    <dc:date>2016-05-01T19:41:01.225269127</dc:date>
    <meta:editing-duration>PT2H57M3S</meta:editing-duration>
    <meta:editing-cycles>14</meta:editing-cycles>
    <meta:generator>LibreOffice/5.1.2.2$Linux_X86_64 LibreOffice_project/d3bf12ecb743fc0d20e0be0c58ca359301eb705f</meta:generator>
    <meta:document-statistic meta:object-count="96"/>
  </office:meta>
</office:document-meta>
</file>